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a59" officeooo:paragraph-rsid="0016ca59" style:font-weight-asian="bold" style:font-weight-complex="bold"/>
    </style:style>
    <style:style style:name="P2" style:family="paragraph" style:parent-style-name="Standard">
      <style:text-properties fo:font-weight="bold" officeooo:rsid="001ac7ca" officeooo:paragraph-rsid="001ac7ca" style:font-weight-asian="bold" style:font-weight-complex="bold"/>
    </style:style>
    <style:style style:name="P3" style:family="paragraph" style:parent-style-name="Standard">
      <style:text-properties fo:font-weight="bold" officeooo:rsid="0022faef" officeooo:paragraph-rsid="0022faef" style:font-weight-asian="bold" style:font-weight-complex="bold"/>
    </style:style>
    <style:style style:name="P4" style:family="paragraph" style:parent-style-name="Standard">
      <style:text-properties fo:font-weight="normal" officeooo:rsid="0016ca59" officeooo:paragraph-rsid="0016ca59" style:font-weight-asian="normal" style:font-weight-complex="normal"/>
    </style:style>
    <style:style style:name="P5" style:family="paragraph" style:parent-style-name="Standard">
      <style:text-properties fo:font-weight="normal" officeooo:rsid="0017c13b" officeooo:paragraph-rsid="0017c13b" style:font-weight-asian="normal" style:font-weight-complex="normal"/>
    </style:style>
    <style:style style:name="P6" style:family="paragraph" style:parent-style-name="Standard">
      <style:text-properties fo:font-weight="normal" officeooo:rsid="001ac7ca" officeooo:paragraph-rsid="001ac7ca" style:font-weight-asian="normal" style:font-weight-complex="normal"/>
    </style:style>
    <style:style style:name="P7" style:family="paragraph" style:parent-style-name="Standard">
      <style:text-properties fo:font-weight="normal" officeooo:rsid="001c561a" officeooo:paragraph-rsid="001c561a" style:font-weight-asian="normal" style:font-weight-complex="normal"/>
    </style:style>
    <style:style style:name="P8" style:family="paragraph" style:parent-style-name="Standard">
      <style:text-properties fo:font-weight="normal" officeooo:rsid="0022faef" officeooo:paragraph-rsid="0022faef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22faef" officeooo:paragraph-rsid="0022faef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26e082" officeooo:paragraph-rsid="0026e082" style:font-weight-asian="normal" style:font-weight-complex="normal"/>
    </style:style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  <style:style style:name="T8" style:family="text">
      <style:text-properties officeooo:rsid="0017c13b"/>
    </style:style>
    <style:style style:name="T9" style:family="text">
      <style:text-properties officeooo:rsid="0019ee7a"/>
    </style:style>
    <style:style style:name="T10" style:family="text">
      <style:text-properties officeooo:rsid="00212324"/>
    </style:style>
    <style:style style:name="T11" style:family="text">
      <style:text-properties officeooo:rsid="0022efd3"/>
    </style:style>
    <style:style style:name="T12" style:family="text">
      <style:text-properties officeooo:rsid="0024c6a6"/>
    </style:style>
    <style:style style:name="T13" style:family="text">
      <style:text-properties officeooo:rsid="0024e11c"/>
    </style:style>
    <style:style style:name="T14" style:family="text">
      <style:text-properties officeooo:rsid="0026a8e2"/>
    </style:style>
    <style:style style:name="T15" style:family="text">
      <style:text-properties officeooo:rsid="00270103"/>
    </style:style>
    <style:style style:name="T16" style:family="text">
      <style:text-properties officeooo:rsid="00281398"/>
    </style:style>
    <style:style style:name="T17" style:family="text">
      <style:text-properties officeooo:rsid="0029e5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  <text:p text:style-name="Standard"/>
      <text:p text:style-name="P1">Quick Guide</text:p>
      <text:p text:style-name="P4"/>
      <text:p text:style-name="P4">1. Ensure Ground Truth data correctly formatted.</text:p>
      <text:p text:style-name="P4">2. Run keyword analysis →<text:span text:style-name="T9"> Raw keywords</text:span></text:p>
      <text:p text:style-name="P4">3. <text:span text:style-name="T8">Run calculateLogLikelihood</text:span></text:p>
      <text:p text:style-name="P5"/>
      <text:p text:style-name="P2">Log</text:p>
      <text:p text:style-name="P6">Set4 (0.74)</text:p>
      <text:p text:style-name="P6"><text:tab/>Issues with Drugs – General category: this </text:p>
      <text:p text:style-name="P7">Set5 <text:span text:style-name="T11">(0.73 – 3800 entries)</text:span></text:p>
      <text:p text:style-name="P7"><text:tab/></text:p>
      <text:p text:style-name="P3">18/06/2020 </text:p>
      <text:p text:style-name="P8">Following sections bolstered:</text:p>
      <text:p text:style-name="P9">Counterfeit Currency <text:span text:style-name="T12">[x]</text:span></text:p>
      <text:p text:style-name="P9">eBooks Other <text:span text:style-name="T14">[x] (Errors with formatting) </text:span><text:span text:style-name="T15">[x]</text:span></text:p>
      <text:p text:style-name="P9">Other <text:span text:style-name="T16">[x]</text:span></text:p>
      <text:p text:style-name="P9">Resources – Identity Documents <text:span text:style-name="T10">65 </text:span><text:span text:style-name="T17">[x]</text:span></text:p>
      <text:p text:style-name="P9">Transportation/Stealth .<text:span text:style-name="T10">45</text:span></text:p>
      <text:p text:style-name="P10"/>
      <text:p text:style-name="P12">Formatting errors I believe have been caused by removing quotes</text:p>
      <text:p text:style-name="P11">Removed <text:span text:style-name="T13">some keywords: ‘how’ ‘to’ ‘make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18T17:33:15.634368640</dc:date>
    <meta:editing-duration>PT8H7M30S</meta:editing-duration>
    <meta:editing-cycles>17</meta:editing-cycles>
    <meta:generator>LibreOffice/6.4.3.2$Linux_X86_64 LibreOffice_project/40$Build-2</meta:generator>
    <meta:document-statistic meta:table-count="0" meta:image-count="0" meta:object-count="0" meta:page-count="1" meta:paragraph-count="22" meta:word-count="130" meta:character-count="826" meta:non-whitespace-character-count="710"/>
  </office:meta>
</office:document-meta>
</file>